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Základnítext" style:family="paragraph">
      <style:paragraph-properties fo:text-align="start"/>
    </style:style>
    <style:style style:name="P19" style:parent-style-name="Základnítext" style:family="paragraph">
      <style:paragraph-properties fo:text-align="start"/>
    </style:style>
    <style:style style:name="T20" style:parent-style-name="Standardnípísmoodstavce" style:family="text">
      <style:text-properties fo:font-style="italic" style:font-style-asian="italic"/>
    </style:style>
    <style:style style:name="P21" style:parent-style-name="podpis" style:family="paragraph">
      <style:paragraph-properties fo:margin-top="0.3333in"/>
    </style:style>
    <style:style style:name="P22" style:parent-style-name="podpis" style:family="paragraph">
      <style:paragraph-properties fo:margin-top="0.3333in"/>
    </style:style>
    <style:style style:name="P23" style:parent-style-name="podpis" style:family="paragraph">
      <style:paragraph-properties fo:text-align="start" fo:margin-left="0in">
        <style:tab-stops/>
      </style:paragraph-properties>
      <style:text-properties style:font-name-complex="Times New Roman" fo:font-weight="bold" style:font-weight-asian="bold" fo:color="#008576" fo:font-size="12pt" style:font-size-asian="12pt" style:font-size-complex="13pt"/>
    </style:style>
    <style:style style:name="P24" style:parent-style-name="podpis" style:family="paragraph">
      <style:paragraph-properties fo:text-align="start" fo:margin-left="0in">
        <style:tab-stops/>
      </style:paragraph-properties>
      <style:text-properties style:font-name-complex="Times New Roma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57/2023</text:p>
            <text:p text:style-name="Normální">KVOP-692/2024</text:p>
            <text:p text:style-name="Normální">05. 01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K. D.</text:p>
            <text:p text:style-name="Normální"/>
            <text:p text:style-name="P17">e-mail:<text:s/></text:p>
            <text:p text:style-name="Normální"><text:s text:c="5"/></text:p>
            <text:p text:style-name="Normální"><text:s text:c="7"/></text:p>
            <text:p text:style-name="Normální"/>
            <text:p text:style-name="Normální"/>
          </table:table-cell>
        </table:table-row>
      </table:table>
      <text:h text:style-name="Nadpis1" text:outline-level="1">Opravné sdělení k<text:s/>vyřízení žádosti o informace</text:h>
      <text:h text:style-name="Nadpis1" text:outline-level="1">podle zákona č. 106/1999 Sb., o svobodném přístupu k informacím</text:h>
      <text:p text:style-name="Základnítext">Vážený pane D.,</text:p>
      <text:p text:style-name="Základnítext">dne 7. 12. 2023 obdržela Kancelář veřejného ochránce práv Vaši žádost o informace.</text:p>
      <text:p text:style-name="Základnítext">Žádal jste o sdělení, zda kancelář v roce 2023 řešila nějaký případ, který se týkal neurčitého dopravního značení, případně značení, které není dobře viditelné, nebo je jinak nejasné a postihy za něj. Pokud ano, žádáte o zaslání právního hodnocení těchto případů.</text:p>
      <text:p text:style-name="Základnítext"><text:span text:style-name="Silné">Dáváme Vám tyto informace</text:span>:</text:p>
      <text:p text:style-name="P18">V průběhu roku 2023 ochránce<text:s/>šetřil dva případy, které je možné pod Váš dotaz podřadit. První případ se týkal dopravního značení, u něhož stěžovatel namítal, že nebylo včas a z dostatečné vzdálenosti viditelné, protože mělo být zakryté větvemi stromů. Zprávu o šetření přikládám.<text:s/></text:p>
      <text:p text:style-name="P19">Druhé šetření ochránce se týkalo dopravního značení: zákaz vjezdu všech motorových vozidel (B 11) s dodatkovou tabulkou ve znění: „<text:span text:style-name="T20">mimo dopravní obsluhu a návštěvníky školy a kostela</text:span>“. Právní hodnocení můžete nalézt jak ve zprávě o šetření:<text:s/><text:a xlink:href="https://eso.ochrance.cz/Nalezene/Edit/12260" office:target-frame-name="_top" xlink:show="replace"><text:span text:style-name="Hypertextovýodkaz">https://eso.ochrance.cz/Nalezene/Edit/12260</text:span></text:a>, tak v závěrečném stanovisku ochránce:<text:s/><text:a xlink:href="https://eso.ochrance.cz/Nalezene/Edit/12138" office:target-frame-name="_top" xlink:show="replace"><text:span text:style-name="Hypertextovýodkaz">https://eso.ochrance.cz/Nalezene/Edit/12138</text:span></text:a>.<text:s/></text:p>
      <text:p text:style-name="Základnítext">S pozdravem a omluvou za<text:s/>předchozí chybné sdělení</text:p>
      <text:p text:style-name="P21"/>
      <text:p text:style-name="P22">JUDr. Pavel Pořízek, Ph.D. v. r.</text:p>
      <text:p text:style-name="podpis">vedoucí Kanceláře veřejného ochránce práv</text:p>
      <text:p text:style-name="podpis">(podepsáno elektronicky)</text:p>
      <text:p text:style-name="podpis"/>
      <text:p text:style-name="podpis"/>
      <text:p text:style-name="P23">Příloha</text:p>
      <text:p text:style-name="P24">Zpráva o šetření ochránce sp. zn. 16803/2022/VOP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3SQO*</text:span></text:p>
        <text:p text:style-name="P12"><text:span text:style-name="T13">KVOPX00E3SQO</text:span>KVOPX00E3SQO</text:p>
        <text:p text:style-name="P14"/>
      </style:header>
      <style:footer>
        <text:p text:style-name="kontakt">Kancelář veřejného ochránce<text:s/>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1-05T10:35:00Z</meta:creation-date>
    <dc:date>2024-01-05T10:41:00Z</dc:date>
    <meta:print-date>2016-06-27T07:08:00Z</meta:print-date>
    <meta:template xlink:href="KVOP_dopis%20vedoucího" xlink:type="simple"/>
    <meta:editing-cycles>4</meta:editing-cycles>
    <meta:editing-duration>PT60S</meta:editing-duration>
    <meta:user-defined meta:name="ContentTypeId">0x010100D3A71DC738674B4893D02C4CA0E22FAC</meta:user-defined>
    <meta:document-statistic meta:page-count="1" meta:paragraph-count="3" meta:word-count="234" meta:character-count="1616" meta:row-count="11" meta:non-whitespace-character-count="1385"/>
  </office:meta>
</office:document-meta>
</file>